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fr" fo:country="FR" officeooo:rsid="00245001" officeooo:paragraph-rsid="000f98cf"/>
    </style:style>
    <style:style style:name="P2" style:family="paragraph" style:parent-style-name="Standard" style:list-style-name="L1">
      <style:text-properties fo:language="fr" fo:country="FR" officeooo:rsid="00251e54" officeooo:paragraph-rsid="000f98cf"/>
    </style:style>
    <style:style style:name="P3" style:family="paragraph" style:parent-style-name="Standard" style:list-style-name="L1">
      <style:text-properties fo:language="fr" fo:country="FR" officeooo:rsid="00262705" officeooo:paragraph-rsid="000f98cf"/>
    </style:style>
    <style:style style:name="P4" style:family="paragraph" style:parent-style-name="Standard" style:list-style-name="L1">
      <style:text-properties fo:language="fr" fo:country="FR" officeooo:rsid="002b6ba2" officeooo:paragraph-rsid="000f98cf"/>
    </style:style>
    <style:style style:name="P5" style:family="paragraph" style:parent-style-name="Standard" style:list-style-name="L1">
      <style:text-properties fo:language="fr" fo:country="FR" officeooo:rsid="00255648" officeooo:paragraph-rsid="000f98cf"/>
    </style:style>
    <style:style style:name="P6" style:family="paragraph" style:parent-style-name="Standard" style:list-style-name="L1">
      <style:text-properties fo:language="fr" fo:country="FR" officeooo:rsid="002587c1" officeooo:paragraph-rsid="000f98cf"/>
    </style:style>
    <style:style style:name="P7" style:family="paragraph" style:parent-style-name="Standard" style:list-style-name="L1">
      <style:text-properties fo:language="fr" fo:country="FR" officeooo:rsid="0027ab56" officeooo:paragraph-rsid="000f98cf"/>
    </style:style>
    <style:style style:name="P8" style:family="paragraph" style:parent-style-name="Standard" style:list-style-name="L1">
      <style:text-properties fo:language="fr" fo:country="FR" officeooo:rsid="002c1327" officeooo:paragraph-rsid="000f98cf"/>
    </style:style>
    <style:style style:name="P9" style:family="paragraph" style:parent-style-name="Standard" style:list-style-name="L1">
      <style:text-properties fo:language="fr" fo:country="FR" officeooo:rsid="0013818e" officeooo:paragraph-rsid="0013818e"/>
    </style:style>
    <style:style style:name="P10" style:family="paragraph" style:parent-style-name="Standard">
      <style:text-properties fo:language="fr" fo:country="FR" officeooo:rsid="0013818e" officeooo:paragraph-rsid="0013818e"/>
    </style:style>
    <style:style style:name="P11" style:family="paragraph" style:parent-style-name="Standard">
      <style:text-properties fo:language="fr" fo:country="FR" officeooo:rsid="00157696" officeooo:paragraph-rsid="00157696"/>
    </style:style>
    <style:style style:name="P12" style:family="paragraph" style:parent-style-name="Standard">
      <style:text-properties fo:language="fr" fo:country="FR" officeooo:rsid="00157696" officeooo:paragraph-rsid="0016d348"/>
    </style:style>
    <style:style style:name="P13" style:family="paragraph" style:parent-style-name="Standard">
      <style:text-properties fo:language="fr" fo:country="FR" officeooo:rsid="0016d348" officeooo:paragraph-rsid="0016d348"/>
    </style:style>
    <style:style style:name="T1" style:family="text">
      <style:text-properties officeooo:rsid="00251e54"/>
    </style:style>
    <style:style style:name="T2" style:family="text">
      <style:text-properties officeooo:rsid="002587c1"/>
    </style:style>
    <style:style style:name="T3" style:family="text">
      <style:text-properties officeooo:rsid="0016d348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27285171004760109" text:style-name="L1">
        <text:list-item>
          <text:p text:style-name="P1">Service<text:span text:style-name="T1">s</text:span></text:p>
          <text:list>
            <text:list-item>
              <text:p text:style-name="P2">DJ</text:p>
            </text:list-item>
            <text:list-item>
              <text:p text:style-name="P2">Animation</text:p>
            </text:list-item>
          </text:list>
        </text:list-item>
        <text:list-item>
          <text:p text:style-name="P1">Bâtiment</text:p>
          <text:list>
            <text:list-item>
              <text:p text:style-name="P1">Installateur d'air conditionné</text:p>
            </text:list-item>
            <text:list-item>
              <text:p text:style-name="P1">Plombier</text:p>
            </text:list-item>
            <text:list-item>
              <text:p text:style-name="P1">Electricien</text:p>
            </text:list-item>
            <text:list-item>
              <text:p text:style-name="P1">Maçon</text:p>
            </text:list-item>
            <text:list-item>
              <text:p text:style-name="P1">Architecte</text:p>
            </text:list-item>
            <text:list-item>
              <text:p text:style-name="P1">Cosntructeur immobilier</text:p>
            </text:list-item>
            <text:list-item>
              <text:p text:style-name="P1">Alarmes et sécurité</text:p>
            </text:list-item>
            <text:list-item>
              <text:p text:style-name="P1">Designer d'intérieur</text:p>
            </text:list-item>
            <text:list-item>
              <text:p text:style-name="P1">Peintre</text:p>
            </text:list-item>
            <text:list-item>
              <text:p text:style-name="P1">Exterminateur</text:p>
            </text:list-item>
            <text:list-item>
              <text:p text:style-name="P1">Installateur sanitaire</text:p>
            </text:list-item>
            <text:list-item>
              <text:p text:style-name="P1">Installateur de piscines</text:p>
            </text:list-item>
            <text:list-item>
              <text:p text:style-name="P1">Poseur de fenêtres</text:p>
            </text:list-item>
            <text:list-item>
              <text:p text:style-name="P1">Canalisateur</text:p>
            </text:list-item>
            <text:list-item>
              <text:p text:style-name="P1">Menuisier</text:p>
            </text:list-item>
            <text:list-item>
              <text:p text:style-name="P2">Agence immobilière</text:p>
            </text:list-item>
            <text:list-item>
              <text:p text:style-name="P2">Serrurier</text:p>
            </text:list-item>
          </text:list>
        </text:list-item>
        <text:list-item>
          <text:p text:style-name="P2">Etablissement publi<text:span text:style-name="T2">que</text:span></text:p>
          <text:list>
            <text:list-item>
              <text:p text:style-name="P2">Mairie</text:p>
            </text:list-item>
            <text:list-item>
              <text:p text:style-name="P2">Hôtel de ville</text:p>
            </text:list-item>
            <text:list-item>
              <text:p text:style-name="P2">Hôtel de police</text:p>
            </text:list-item>
            <text:list-item>
              <text:p text:style-name="P2">Huissier de justice</text:p>
            </text:list-item>
            <text:list-item>
              <text:p text:style-name="P3">Hôtel des impôts</text:p>
            </text:list-item>
            <text:list-item>
              <text:p text:style-name="P4">Eglises</text:p>
            </text:list-item>
          </text:list>
        </text:list-item>
        <text:list-item>
          <text:p text:style-name="P5">Enseignement</text:p>
          <text:list>
            <text:list-item>
              <text:p text:style-name="P6">Ecole</text:p>
            </text:list-item>
            <text:list-item>
              <text:p text:style-name="P6">Université</text:p>
            </text:list-item>
          </text:list>
        </text:list-item>
        <text:list-item>
          <text:p text:style-name="P7">Commerces</text:p>
          <text:list>
            <text:list-item>
              <text:p text:style-name="P7">Banque</text:p>
            </text:list-item>
            <text:list-item>
              <text:p text:style-name="P7">Supermarché</text:p>
            </text:list-item>
            <text:list-item>
              <text:p text:style-name="P7">Assurance</text:p>
            </text:list-item>
            <text:list-item>
              <text:p text:style-name="P7">Tabac</text:p>
            </text:list-item>
            <text:list-item>
              <text:p text:style-name="P7">La poste</text:p>
            </text:list-item>
            <text:list-item>
              <text:p text:style-name="P7">Cinéma</text:p>
            </text:list-item>
            <text:list-item>
              <text:p text:style-name="P7">Boîte de nuit</text:p>
            </text:list-item>
            <text:list-item>
              <text:p text:style-name="P7">Centre commercial</text:p>
            </text:list-item>
            <text:list-item>
              <text:p text:style-name="P7">Location véhicule</text:p>
            </text:list-item>
            <text:list-item>
              <text:p text:style-name="P8">Salle de gym</text:p>
            </text:list-item>
            <text:list-item>
              <text:p text:style-name="P9">Agence de voyage</text:p>
            </text:list-item>
          </text:list>
        </text:list-item>
      </text:list>
      <text:p text:style-name="P10"/>
      <text:p text:style-name="P10"/>
      <text:p text:style-name="P10"/>
      <text:p text:style-name="P11">Van Halen</text:p>
      <text:p text:style-name="P11">RAHSAAN PATTERSON 'Feels Good' </text:p>
      <text:p text:style-name="P11">Eric Benet - Spiritual Thang (Video) </text:p>
      <text:p text:style-name="P11">Frank McComb "Superwoman"</text:p>
      <text:p text:style-name="P11">Frank McComb - Love, love, love</text:p>
      <text:p text:style-name="P11">Take 6 LIVE</text:p>
      <text:p text:style-name="P11"><text:soft-page-break/>Broken Wings a cappella (Naturally 7) </text:p>
      <text:p text:style-name="P12">Mr. Mister - Broken Wings </text:p>
      <text:p text:style-name="P12"><text:span text:style-name="T3">Where My Heart Will Take Me / Russell Watson </text:span></text:p>
      <text:p text:style-name="P13">Russell Watson - The Prayer </text:p>
      <text:p text:style-name="P13">Rod Stewart - Da Ya Think I'm Sexy?</text:p>
      <text:p text:style-name="P13">Rod Stewart - Faith Of The Hear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4:28:48.674659000</meta:creation-date>
    <dc:date>2014-06-11T16:57:03.262398000</dc:date>
    <meta:editing-duration>PT6M32S</meta:editing-duration>
    <meta:editing-cycles>3</meta:editing-cycles>
    <meta:generator>LibreOffice/4.1.6.2$MacOSX_x86 LibreOffice_project/40ff705089295be5be0aae9b15123f687c05b0a</meta:generator>
    <meta:document-statistic meta:table-count="0" meta:image-count="0" meta:object-count="0" meta:page-count="2" meta:paragraph-count="55" meta:word-count="180" meta:character-count="932" meta:non-whitespace-character-count="843"/>
  </office:meta>
</office:document-meta>
</file>